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achingProcessingPipeline.getTransformerKey( final Transformer transform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CachingProcessingPipeline.getSerializerKe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CachingProcessingPipeline.releaseLock( Object ke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bstractCachingProcessingPipeline.generateCachingKey( Environment environm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AbstractCachingProcessingPipeline.getGeneratorKe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CachingProcessingPipeline.connectPipeline( Environment environ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CachingProcessingPipeline.processReader( Environment environment )</text:p>
          </table:table-cell>
          <table:table-cell office:value-type="float" office:value="35">
            <text:p text:style-name="Table_20_Contents">35</text:p>
          </table:table-cell>
          <table:table-cell office:value-type="float" office:value="26">
            <text:p text:style-name="Table_20_Contents">26</text:p>
          </table:table-cell>
          <table:table-cell office:value-type="float" office:value="151">
            <text:p text:style-name="Table_20_Contents">151</text:p>
          </table:table-cell>
        </table:table-row>
        <table:table-row>
          <table:table-cell office:value-type="string">
            <text:p text:style-name="Table_20_Contents">AbstractCachingProcessingPipeline.setSerializer( String role , String source , Parameters param , Parameters hintParam , String mim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achingProcessingPipeline.generateLock( Environment env , Object key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bstractCachingProcessingPipeline.getValidityForInternalPipeline( int index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AbstractCachingProcessingPipeline.setupFromCach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achingProcessingPipeline.waitForLock( Environment env , Object key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DeferredPipelineValidity.DeferredPipelineValidity( AbstractCachingProcessingPipeline pipeline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achingProcessingPipeline.setupPipeline( Environment environ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CachingProcessingPipeline.setupValidities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6">
            <text:p text:style-name="Table_20_Contents">16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AbstractCachingProcessingPipeline.addTransformer( String role , String source , Parameters param , Parameters hint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achingProcessingPipeline.setReader( String role , String source , Parameters param , String mim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achingProcessingPipeline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CachingProcessingPipeline.setGenerator( String role , String source , Parameters param , Parameters hint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achingProcessingPipeline.getValidityForEventPipeline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0">
            <text:p text:style-name="Table_20_Contents">20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AbstractCachingProcessingPipeline.processXMLPipeline( Environment environment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8">
            <text:p text:style-name="Table_20_Contents">18</text:p>
          </table:table-cell>
          <table:table-cell office:value-type="float" office:value="81">
            <text:p text:style-name="Table_20_Contents">81</text:p>
          </table:table-cell>
        </table:table-row>
        <table:table-row>
          <table:table-cell office:value-type="string">
            <text:p text:style-name="Table_20_Contents">AbstractCachingProcessingPipeline.validatePipeline( Environment environment )</text:p>
          </table:table-cell>
          <table:table-cell office:value-type="float" office:value="37">
            <text:p text:style-name="Table_20_Contents">37</text:p>
          </table:table-cell>
          <table:table-cell office:value-type="float" office:value="35">
            <text:p text:style-name="Table_20_Contents">35</text:p>
          </table:table-cell>
          <table:table-cell office:value-type="float" office:value="143">
            <text:p text:style-name="Table_20_Contents">143</text:p>
          </table:table-cell>
        </table:table-row>
        <table:table-row>
          <table:table-cell office:value-type="string">
            <text:p text:style-name="Table_20_Contents">AbstractCachingProcessingPipeline.getKeyForEventPipelin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CachingProcessingPipeline.parameterize( Parameters param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erredPipelineValidity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